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/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/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/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/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/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/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/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Fluoro.D348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Fluoro.E348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Fluoro.F348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Fluoro.G348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Fluoro.H34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Fluoro.I348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Fluoro.J348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Fluoro.K348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Fluoro.L348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Fluoro.M34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10:00:18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2-22T10:20:23.949000000</dc:date>
    <meta:editing-duration>P2DT3H50M18S</meta:editing-duration>
    <meta:editing-cycles>390</meta:editing-cycles>
    <meta:generator>LibreOffice/5.4.3.2$Windows_X86_64 LibreOffice_project/92a7159f7e4af62137622921e809f8546db437e5</meta:generator>
    <dc:creator>Eugene Mah</dc:cre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